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32pt" fo:text-shadow="1pt 1pt" style:font-size-asian="32pt" style:font-size-complex="32pt"/>
    </style:style>
    <style:style style:name="P8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2" fo:font-size="28pt" fo:font-style="italic" fo:text-shadow="1pt 1pt" style:font-size-asian="28pt" style:font-style-asian="italic" style:font-size-complex="28pt" style:font-style-complex="italic"/>
    </style:style>
    <style:style style:name="T4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2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ffffff" style:font-name="Segoe UI2" fo:font-size="26pt" fo:text-shadow="1pt 1pt" style:font-size-asian="26pt" style:font-size-complex="26pt"/>
    </style:style>
    <style:style style:name="T8" style:family="text">
      <style:text-properties fo:color="#ffffff" style:font-name="Segoe UI2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424cm">
          <draw:text-box>
            <text:p text:style-name="P1"><text:span text:style-name="T1">HYMN #557</text:span></text:p>
            <text:p text:style-name="P1"><text:span text:style-name="T2">“</text:span><text:span text:style-name="T2">Seek Where You May to Find a Way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654cm" svg:height="7.011cm" svg:x="1.27cm" svg:y="0.609cm">
          <draw:text-box>
            <text:p text:style-name="P4"><text:span text:style-name="T4">1. </text:span><text:span text:style-name="T5">Seek where you may To find a way</text:span><text:span text:style-name="T5"><text:line-break/></text:span><text:span text:style-name="T5">That leads to your salvation.</text:span><text:span text:style-name="T5"><text:line-break/></text:span><text:span text:style-name="T5">My heart is stilled, On Christ I build,</text:span><text:span text:style-name="T5"><text:line-break/></text:span><text:span text:style-name="T5">He is the one found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5.654cm" svg:height="5.321cm" svg:x="1.096cm" svg:y="0.514cm">
          <draw:text-box>
            <text:p text:style-name="P4"><text:span text:style-name="T5">His Word is sure, His works endure;</text:span><text:span text:style-name="T5"><text:line-break/></text:span><text:span text:style-name="T5">He overthrows All evil foes;</text:span><text:span text:style-name="T5"><text:line-break/></text:span><text:span text:style-name="T5">Through Him I more than conqu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5.654cm" svg:height="7.011cm" svg:x="1.27cm" svg:y="0.609cm">
          <draw:text-box>
            <text:p text:style-name="P4"><text:span text:style-name="T4">2. </text:span><text:span text:style-name="T5">Seek whom you may To be your stay,</text:span><text:span text:style-name="T5"><text:line-break/></text:span><text:span text:style-name="T5">None can redeem his brother.</text:span><text:span text:style-name="T5"><text:line-break/></text:span><text:span text:style-name="T5">All helpers failed; This man prevailed,</text:span><text:span text:style-name="T5"><text:line-break/></text:span><text:span text:style-name="T5">The God-man and none oth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5" draw:layer="layout" svg:width="25.654cm" svg:height="5.321cm" svg:x="1.27cm" svg:y="0.458cm">
          <draw:text-box>
            <text:p text:style-name="P4"><text:span text:style-name="T5">Our Servant-King Of whom we sing.</text:span><text:span text:style-name="T5"><text:line-break/></text:span><text:span text:style-name="T5">We’re justified Because He died,</text:span><text:span text:style-name="T5"><text:line-break/></text:span><text:span text:style-name="T5">The guilty being guiltl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5" draw:layer="layout" svg:width="24.892cm" svg:height="7.011cm" svg:x="1.524cm" svg:y="0.528cm">
          <draw:text-box>
            <text:p text:style-name="P4"><text:span text:style-name="T4">3. </text:span><text:span text:style-name="T5">Seek Him alone Who did atone,</text:span><text:span text:style-name="T5"><text:line-break/></text:span><text:span text:style-name="T5">Who did your souls deliver.</text:span><text:span text:style-name="T5"><text:line-break/></text:span><text:span text:style-name="T5">O seek Him first, All you who thirst</text:span><text:span text:style-name="T5"><text:line-break/></text:span><text:span text:style-name="T5">For grace that fails you n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7" draw:layer="layout" svg:width="24.638cm" svg:height="5.321cm" svg:x="1.778cm" svg:y="0.668cm">
          <draw:text-box>
            <text:p text:style-name="P6"><text:span text:style-name="T5">In ev’ry need Seek Him indeed;</text:span><text:span text:style-name="T5"><text:line-break/></text:span><text:span text:style-name="T5">To ev’ry heart He will impart</text:span><text:span text:style-name="T5"><text:line-break/></text:span><text:span text:style-name="T5">His blessings without m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5" draw:text-style-name="P5" draw:layer="layout" svg:width="25.654cm" svg:height="7.011cm" svg:x="1.27cm" svg:y="0.508cm">
          <draw:text-box>
            <text:p text:style-name="P4"><text:span text:style-name="T4">4. </text:span><text:span text:style-name="T6">My heart’s delight, My crown most bright,</text:span><text:span text:style-name="T5"><text:line-break/></text:span><text:span text:style-name="T5">O Christ, my joy forever.</text:span><text:span text:style-name="T5"><text:line-break/></text:span><text:span text:style-name="T5">Not wealth nor pride Nor fortune’s tide</text:span><text:span text:style-name="T5"><text:line-break/></text:span><text:span text:style-name="T5">Our bonds of love shall s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6" draw:text-style-name="P2" draw:layer="layout" svg:width="24.892cm" svg:height="11.611cm" svg:x="1.778cm" svg:y="0.581cm">
          <draw:text-box>
            <text:p text:style-name="P1"><text:span text:style-name="T5">You are my Lord; Your precious Word</text:span><text:span text:style-name="T5"><text:line-break/></text:span><text:span text:style-name="T5">Shall guide my way And help me stay </text:span><text:span text:style-name="T5"><text:line-break/></text:span><text:span text:style-name="T5">Forever in Your presence.</text:span></text:p>
            <text:p text:style-name="P8"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9">©1941 Concordia Publishing House.</text:span></text:p>
            <text:p text:style-name="P8"><text:span text:style-name="T9">Used by permission: </text:span></text:p>
            <text:p text:style-name="P8"><text:span text:style-name="T9">LSB Hymn License .NET, no. 100011038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05:46.367000000</meta:creation-date>
    <dc:title>Hymn template</dc:title>
    <meta:editing-duration>PT11M23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3T16:03:01.410000000</dc:date>
    <meta:document-statistic meta:object-count="147"/>
    <meta:template xlink:type="simple" xlink:actuate="onRequest" xlink:title="Hymn template" xlink:href="../../AppData/Roaming/LibreOffice/4/user/template/Worship%20Templsates/Hymn%20template.otp" meta:date="2015-10-10T10:05:46.258000000"/>
  </office:meta>
</office:document-meta>
</file>